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32cm"/>
    </style:style>
    <style:style style:name="co2" style:family="table-column">
      <style:table-column-properties fo:break-before="auto" style:column-width="10.213cm"/>
    </style:style>
    <style:style style:name="co3" style:family="table-column">
      <style:table-column-properties fo:break-before="auto" style:column-width="7.197cm"/>
    </style:style>
    <style:style style:name="co4" style:family="table-column">
      <style:table-column-properties fo:break-before="auto" style:column-width="7.594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296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3.889cm"/>
    </style:style>
    <style:style style:name="co16" style:family="table-column">
      <style:table-column-properties fo:break-before="auto" style:column-width="5.054cm"/>
    </style:style>
    <style:style style:name="co17" style:family="table-column">
      <style:table-column-properties fo:break-before="auto" style:column-width="3.149cm"/>
    </style:style>
    <style:style style:name="co18" style:family="table-column">
      <style:table-column-properties fo:break-before="auto" style:column-width="5.821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8.07cm"/>
    </style:style>
    <style:style style:name="co21" style:family="table-column">
      <style:table-column-properties fo:break-before="auto" style:column-width="3.545cm"/>
    </style:style>
    <style:style style:name="co22" style:family="table-column">
      <style:table-column-properties fo:break-before="auto" style:column-width="2.223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iguri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yen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itaine en Armour Grav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itaine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imin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ress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Croisé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n Thunderfir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dicat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 Blade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yen Blade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Eradic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énéchal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Croisés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énéchal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Croisés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Brutal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cessors Lourd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ines Desol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readnought Redempto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ères d'épé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rère d'épé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and Raide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inator Chapelai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pelain Terminato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Vanguard Vetera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ike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ike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mtalon Gunship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tormtalon Gunship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nd Speed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and Speeder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readnought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Croisé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rusader Squad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Terminato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mpion de l'Empereur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hapelain a Moto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Primaris Chaplain On Bik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ères d'épé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word Brethre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pelain Grimaldus &amp; Suit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plain Grimaldus &amp; Retinu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tella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astella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nd Sénéchal Helbrech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High Marshal Helbrech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gence de Bay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yard's Reven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pelai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citcal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venwing Bike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citcal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nd Maitre Suprème Azrael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tain Space Marines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Captain Space Marine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eathwing Terminator Squad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on El Jonso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ion El Jons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deguar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ion El Jons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ch Captain Artem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erable Dreadnough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ch Captain Artem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erable Dreadnough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ark Imperium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ark Imperium 2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ch Mast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zorback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ch Capitaine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ariane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ch Lieutenant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i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r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pelai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miesI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dicateu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 Blade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yen Blade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Eradic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readnought Redempt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op Po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rop Po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Vétéran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Hellblaste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Hellblaste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Apothicaire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Apothicair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Incept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Agresso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tellan Crowe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irassier Némésis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ificator Grey Knights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lf Lord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y Hunt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underWolf Cavalry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gnar Blackma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e Priest en Armure Phobo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om Dragongaz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y Hunt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ffes Sanglante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Capitain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Reive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nes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tle Sist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raphim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entia Superi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entia Superi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o-flagelant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itent Eng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lat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ibu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rubi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œur Dogma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tle Sist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élests Sacro-Sainte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orcist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nith Erui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Junith Eruita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phrael Ster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Ephrael Ster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tif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Mortifer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umph Of Saint Kather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Triumph Of Saint Katheri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elia Noven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Amelia Novena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venn Vahl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Morvenn Vah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o-harnais Parango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Exo-harnais Parang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élests Sacro-Sainte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Célests Sacro-Sainte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de Champio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arus Custodians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tchseeker Squad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de Champio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arus Custodians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tchseeker Squad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eria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Valerian&amp; Aleya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eya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Valerian&amp; Aleya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Kill Team V8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chnoprêtre Manipul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sard Serbery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rodeurs Sicarien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utours Pteraxii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ro-Echassier Ballistaari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tômes De Gau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Fantômes De Gaun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ntinel Blindé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quipes d'Artille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Commandeme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tassins de Choc Cadie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ntinel Blindé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quipes d'Artille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Commandeme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tassins de Choc Cadie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miger Warglaives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dicare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rsor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exus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lidus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Lor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llbrut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ster Of Possessio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ater Possesse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ster Of Possessio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ater Possesse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orcer Lor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Familiar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chmanci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rocentaur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os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chmanci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rocentaur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shtorr l'Arkifa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Cultistes du Chao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addon The Despoiler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baddon The Despoile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dogs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dogs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3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yphitic Blight-Haul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ul BlightSpaw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ologus Putrifi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ightlord Terminato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 of Contagio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etid Bloat-Drone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Burst Crawl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ignant Plaguecast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xious Blightbring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Surgeo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phu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Marine Icon Bear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ître Infernal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ane Tzaangor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inators du Scarabée Occulte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aangor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us Le Rouge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ciers Exalté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bric Marine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ritsee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rdian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aithblad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ve Serpent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in Za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wling Banshe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ype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arqu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reurs Mirag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arqu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reurs Mirag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vrai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 Visarch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'Yncar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atar Of Khai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Avatar Of Khai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on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ve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de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zha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cubi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ourg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llion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lith Esperax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ourg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rast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on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ve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Reaver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de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onte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Archont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srtain Genestealer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Kill Team V8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od Brother Infantry Squad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iath Rockgrinder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colyte Hybrid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lyte Iconward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colyte Iconward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ominant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bominan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ckal Alph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Jackal Alph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berrant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mav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Clamav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c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anct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lermorp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Kelermorph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xo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Nexo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oph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iophag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alan Jackal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talan Jackal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tus Sabo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tus Sabo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upe Ma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up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id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drad Ulthran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upe Ma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up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id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drad Ulthran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lequin Solitair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Harlequin Solita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lequin Shadowse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Harlequin Shadowsee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yganil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Kyganil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ath Je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Jester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lermorp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ominant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har le Destiné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har le Destiné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hl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mn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Grimny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khyr Iron-Maste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rokhyr Iron-Maste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Cthonian Berse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Einhyr Hearthguar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Einhyr Hearthguar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khyr Thunderkyn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rokhyr Thunderky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katon Land Fortres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Hekaton Land Fortres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gitau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agitau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mortal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ychguar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ptek Wrait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rde Royal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smancien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gneur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troyers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éanimateur Cano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oserf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rde Royal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smancien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gneur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troyers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éanimateur Cano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oserf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ées de Scarabée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orpekh Destroyer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in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t Basto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ff Dre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uk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bik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hazghkull Thrak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kari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k 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mo Run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k Mega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okkjump Dragsta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stom Boosta-Bmasta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bikers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boss Grukk Face-Ripp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it'kitu Ork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dgrdo Wortsnagg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 sur Squig Krazeur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s sur Squigli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ig-Bonb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dgrdo Wortsnagg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 sur Squig Krazeur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s sur Squigli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ig-Bonb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ke Morkitu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s Mek avec Kanon Shok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kkje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z &amp;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tchins &amp; Fouettar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 Snik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m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ando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tlewag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wagon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kbus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Tankbusta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igq-Bombe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Tankbusta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yz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yz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bz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ss Ork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ffkopta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Deffkopta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ffkopta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Deffkopta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hazghkull Thrak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Ghazghkull Thraka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ast Bos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Boss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zrog Skragb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Mozrog Skragbad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 On Hover Drone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V8 Crisis Battlesuit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V95 Ghostkeel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V5 Stealth Drone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V88 Broadside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V25 Stealth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mandeur XV86 ColdStar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è Devilfish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mandant Farsigh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o-Armures Crisi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arian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utenant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itaine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Apothicaire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nd Speede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ple Sun Of Shyish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eral Lifeswar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minids Of Uhl-Gysh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smatic Palisade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Burning Head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evolent Maelstro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ronomantic Cog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icksilver Sword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mbral Spellportal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ffocating Gravetide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lsnare Shackle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thervoid Pendulu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venak's Gnashing Jaw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gh Warden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ordmaster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ver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den King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forged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e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undere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lusai Ironscal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 Sist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 Stalk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hinerai Heartrend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nde Gladiatric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eurs Du Massacr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ripeuse Khinerai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jurateurs Du Feu Maudit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athi High Oracle Of Khain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Morathi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athi Shadow Of Queen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Morathi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c Runefather On magmadroth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c Runeson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c Runesmiter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que Gardefeu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que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serker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que Gardefeu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que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serker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trek Gurnisson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Gotrek Gurniss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servisseur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opex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umeur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ote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servisseur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opex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umeur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ote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dolon Of Mathlan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Eidolon Of Mathlan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haradron Endrinmaster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ggers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ndstok Gunhauler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light Of Eltharion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de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gneur Rége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neret-Bretteur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iste Astrécharde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de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lumineur Sci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ntinelles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lumineur Sci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ntinelles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mage Teclis Et Celennar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Archmage Teclis Et Celenn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nosaur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trocrate Slann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ss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qu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trocrate Slann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ss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qu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ib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sec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er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-Relic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 Arcanum On Gryph-Charge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night-Incan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o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qui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tig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lestar Ballista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ave Blacktalon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-Hunte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e-Rap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therwing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guard-Pallad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-Celestant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ib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sec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er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-Relic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ndrasta La Lance Célest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gneur-Imperatant avec Gryph-hound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-Vexillor avec Bannière de l'Apothéos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-Arcanum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e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nihil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di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ndrasta La Lance Célest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gneur-Imperatant avec Gryph-hound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-Vexillor avec Bannière de l'Apothéos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-Arcanum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e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nihil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di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qui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tig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nchwyc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lord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yad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me Des Li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s Diaph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sseurs de Kurnot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prit de Durthu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me Des Li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s Diaph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sseurs de Kurnot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prit de Durthu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at Bray-Shama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ll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horgo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y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at Bray-Shama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sti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nd Braillechamane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gons-O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sti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stoke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horgorath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 Warrio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ranak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esh Hound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crush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lett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stoke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ghty Lord Of Khorne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secrato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horgorath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 Warrio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crush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Bloodcrusher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eentch Magister On Disc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eentch Arcanit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eame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récateu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aangor Eclairés Sur Disque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anngor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lyte Kairiqu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récateu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aangor Eclairés Sur Disque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anngor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lyte Kairiqu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ernal Enrapturess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eker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end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emonette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 Of Pain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llstriders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llflayer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emonette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vald Prince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Sigvald Prince Of Slaanesh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utos Orscollion Lord Of Gluttony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Glutos Orscollion Lord Of Gluttony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eker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Seekers Of Slaanesh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alted Seeker Chariot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Exalted Seeker Chariot Of Slaanesh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rticulus Slimux On Mulch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rgling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bearer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Drone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Drone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Plague Dron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aven Warlord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 Ogo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ckmast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lock Engine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pfire Thrower Weapon Team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isened Wind Mortar Weapon Team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Monk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claw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lock Bombardi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omwheel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p Lightning Canno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mfiend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tremor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mvermi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tremor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mvermi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Lord On Manticore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Warshrine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Chario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Warrior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orcerer Lord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rebeast Chariot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Warrior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ce Dém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éridons Ogroide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us du Chao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ce Dém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éridons Ogroide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us du Chao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a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Archa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horrant Archregent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 Ghoul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 Horro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 Flaye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horrant Archregent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 Ghoul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pt Horro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night Of Shrouds On Ethereal Steed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rdian Of Shoul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rit Torment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 Executioner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mghast Reaper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ivewraith Stalker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rasp Hord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iptor Morti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venants Lameman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des du Trone Veul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prit Tourmenteur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es Enchainé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s Dolent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rde Raclechain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s Dolent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kmorti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ghast Archai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cropolis Stalkers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tek Guard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ucheur D'Ames Mortis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eur d'Os Mortis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mpeur Mortek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issonneur Gothizzar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deur De La Necropole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tek Guard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akros Mortarch Of The Necropolis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Katakros Mortarch Of The Necropoli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ght King Sur Coursier Squelette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ck Knight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e Guard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gneur Vengorien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ier De Sang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Squelette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mbies Marchemort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ukar The Beast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Radukar The Bea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itza The Rat Prince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Radukar The Beast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dcap Shaman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nbos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der Ride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oot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oot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bb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kgut Troggoth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nboss Sur Squig Des Cavernes Géant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igs Déchiqueteu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nboss Sur Squigs Déchiqueteu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igs Herd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igs Hoppe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or Glutton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adbelcher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onblaster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ostlord On Stonehorn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Start Collecting Ogor Mawtrib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urnfang Rider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Start Collecting Ogor Mawtrib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kitu Sur Bruxotonde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skur Avec Rotétendard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ane Vasomancien Et Grot Touill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kitu avec Grot Surin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-Skewwe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reur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gorgeurs Hobgrot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kitu Sur Bruxotonde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skur Avec Rotétendard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ane Vasomancien Et Grot Touill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kitu avec Grot Surin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-Skewwe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reur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gorgeurs Hobgrot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soboss Skumdrekk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Vasoboss Skumdrekk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bsprakk The Mouth Of Mork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Gobsprakk The Mouth Of Mork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valie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manches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m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sbawm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ng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ohan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arlet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k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sp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zu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 Croc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œur De La Douleur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œur Du Plaisir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s Gobelin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audeurs Orqu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eleurs Hommes-Bet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nciers Hommes-Bet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otaur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ryn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z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mbies Lanceurs De Hach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eletto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tome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mbies Trancheur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écromancien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 Arègn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i Sinistr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men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tch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row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itz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men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ck Orc Block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hrow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itz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tter Runn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row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ll Slay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belins</text:p>
          </table:table-cell>
          <table:table-cell table:number-columns-repeated="2" office:value-type="string" calcext:value-type="string">
            <text:p>Scargrag Snivell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er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cker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tch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row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mbie Linemen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houl Runner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rewolf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esh Golem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aith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érial Retainer Linemen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guard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ble Blitzer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érial Thrower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ff Oberwald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blin Bruiser Linemen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ck Orcs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ag Ghoul-Chewer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ined Troll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rbitres Partiaux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Ballon a pointe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urus Blocker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nk Runner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eleon Skink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mp Wagon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gus Fling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-Hopp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ilty Runn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notling Lineman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horngor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seeker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born Marauder Lineman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lège du feu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lège de l'ombre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rteur Cogue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rteur Drago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rteur Dirigeable Nai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arbru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pado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gon Des Mer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nnerre De Grimni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ldenhamme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re Des Abysse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aken Noi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édiction De Zandri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mboyant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ufrageu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in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chanteur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c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belin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omination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De La Terreur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cier De La Terreur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gouille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elett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mi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mi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elett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belin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omination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c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rreur Des Glac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cenaires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mlins Des Glac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urs Polaire De Guerr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éti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image Elf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ups Géant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erriers Elf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 Elf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nesnapp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r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litter Korg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ug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ullshan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ndel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i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k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x The Ripp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go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ik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iy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komi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i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hosinn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mal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i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e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ann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ideon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ster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enc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el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mn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ctis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riel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in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p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stealers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stealers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odlord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ptoryx</text:p>
          </table:table-cell>
          <table:table-cell office:value-type="string" calcext:value-type="string">
            <text:p>Betes Du Chao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ries</text:p>
          </table:table-cell>
          <table:table-cell office:value-type="string" calcext:value-type="string">
            <text:p>Betes Du Chao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or Breach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a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illmast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mato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if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on Legionaries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-eat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st Fang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astpeak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ktusk Prowl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ytak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ins-runners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rallmaster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minate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rrornblade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dbound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zing Lord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zen Champion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erno Priest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born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itiates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roud Queen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aughtershade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kflame Warlocks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roudblades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aughtermaster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d-Speaker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athtouched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vens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oryseekers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odmaster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omweavers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der Swarms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odkin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regatine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ursouflé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ognier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igueux proscrit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inator Alpha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inator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émolisseur avec Armes Broyeuse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émolisseur avec Eructe-Flamme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émolisseur avec Arme Broyeuse et Bouclier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casseur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Chasseurs De Huanchi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Obélisque De Jade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Purelames Askurgan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Griffes De Karnak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erial Navigato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istorum Pries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ssionary Zaelo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oot Track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uryani Rang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ling Twins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erial Robo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Lord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gue Psyker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itor Guardsman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haos Beastmen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avolt Cultist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r-Ghul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ndle Drone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Ogryn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tat-Major Fél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itor Commissar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tat-Major Fél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usad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ris Psyk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chnoarcheologist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rvito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 Firebrand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 Champion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rdian Drone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iviste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lliance Fatale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ull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bominable Ambull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estations de Borewyrm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bominable Ambull</text:p>
          </table:table-cell>
          <table:table-cell office:value-type="string" calcext:value-type="string">
            <text:p>Warhammer Quest Blackstone Fortres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lsen Darrock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tain Emelda Braskov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lathis The Exile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gnai Holdenstock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utogg Corpse-Ea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ona Zeitengale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urio Ven Alten 3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ctren Glimscry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ukar The Wolf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rgillus The Chamberlain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ch Captain Halgrim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sargi Bightguard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kos Blood-Born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rslav The Gravekeeper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gskyr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adwalker Zombie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lfenwatch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pse Rat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 Swarm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d-Castellan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yph-Houn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gsmit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ck Ark Fleet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re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orcerer Lord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trid Blightking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iric Acolyte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yreslayer Doomseek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koath Chieftain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celsior War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yph-Houn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night-Guest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stweaver Sai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nebrael Shar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cerer Lord Of Tzeentc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aughter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aughterpriest Entailleu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night-Venat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mgobo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ric Rune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mbrindal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y Se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Sorcer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night-Herald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ceress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nk 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ambo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unt Summoner Of Tzeentch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roid Thaumaturge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aven Deathrunne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nk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ue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mstone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zaang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t Scuttling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iric Acolyte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os Familia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llards de Garre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ion de Steelheart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de Sépulcral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yz d'Ironskul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Haches Elu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ée de Spitclaw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éides de Mago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Farstrider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Briseurs de Malédiction de Stormsi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Epines de la Reine des Ronc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Bande a Mollog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Meute Fanatiqu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evards de Zarbag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Yeux des Neuf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diens d'Ythar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iteurs de Thunderdri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anateurs de Grashra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sse Sauvage de Skaeth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 Sombreguet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 Mornevol de Lady Harrow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Condemnors d'Ironsou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Verructé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ppeurs de Hrothgor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orité de Morgwaeth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azeurs de Morgo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narlfangs de Ripp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ificateurs de Myar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tège de l'Effro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vageurs de Khagr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queurs Stellair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Cour Ecarlat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lecteur de Kaina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fonnés de Hedrakk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lleur d'Ames d'Elathai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ythoclastes de Xandi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zé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Boucaniers de Blackpowder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 Morts en Exi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jetombr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utegriffe de Skittershan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sseurs de Hexban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nélus de Dromm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ute de l'Ame Noueus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s de Velmor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rlouf de Grinkra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enay de Grysell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démonium d'Ephilim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énacle de l'Orage de Domita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malédiction du Bourreau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itaine en Armur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iviste en Armur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othicaire Biolog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Vétéran Stern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Infernu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Ballistu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itaine en Armur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iviste en Armure Terminat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othicaire Biolog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de Vétéran Stern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uade Infernu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eadnought Ballistu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t Tyranid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urotyr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eur-Hurleur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ndisseur de Von Ry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aga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uro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b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ychophag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at Tyranid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urotyr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eur-Hurleur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ndisseur de Von Ry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aga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uro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b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ychophag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Questors Feame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épeuceurs Royaux</text:p>
          </table:table-cell>
          <table:table-cell office:value-type="string" calcext:value-type="string">
            <text:p>Dépeceurs Royaux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gron Primarque Démon de Khorne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Angron Primarque Démon de Khorne</text:p>
          </table:table-cell>
          <table:table-cell office:value-type="string" calcext:value-type="string">
            <text:p>Warhammer 40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ucia Vhane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idmaster Nitsch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nosso Prond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rsen Van Der Grauss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istasia Minst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idsman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ximillion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ulgar Thrice-Cursed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asher-Screamer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ghtmare Hulk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llerpox Mutant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itchling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yestinger Swarm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semite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udge-Grub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tain Emelda Braskov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vy Intercesso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ronomancer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yed One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teran Guardsm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k Kommandos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bleurs Tau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vices Adepta Sorori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égionnair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saires Néanti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ce Marines Phob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dat Renégat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peur de la Marine Impériale</text:p>
          </table:table-cell>
          <table:table-cell office:value-type="string" calcext:value-type="string">
            <text:p>Inquisteur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enté d'Exorodeurs Kroot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rski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rcle Hiérotek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Homme Bête du Chaos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League Of Votann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ents Inquisitoriaux</text:p>
          </table:table-cell>
          <table:table-cell office:value-type="string" calcext:value-type="string">
            <text:p>Inquisteur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s du Tempestus du Militaru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œur du Silence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tistes du Chaos Inférieu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tants Maudit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urmentés Difform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 table:number-rows-repeated="10473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ct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019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Il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pav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res Marin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n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abli d'Alchimist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ffres A Trésor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mb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pitre De Sourcier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bliothèqu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vale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miné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elier d'Arm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ffe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n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s De Donjon Fermé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s De Donjon Ouvert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s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ffr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on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elier d'Arm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bliothèqu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miné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abli d'Alchimist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orts De Miroi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mb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isses De Butin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efac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.A.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stic Stand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sules De Sauvetag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tion De Refroidissement Moteu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uteuil De Commandement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neau De Contrôl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ffre De Rangement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uction Diod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ntum Nod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èces de Terrain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ctor Imperial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rains du Mechanicu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rains Fronter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ad Space Marines</text:p>
          </table:table-cell>
          <table:table-cell table:style-name="ce2"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nawbone strays</text:p>
          </table:table-cell>
          <table:table-cell table:style-name="ce2" office:value-type="string" calcext:value-type="string">
            <text:p>Objets</text:p>
          </table:table-cell>
          <table:table-cell table:number-columns-repeated="2" table:style-name="ce2" office:value-type="string" calcext:value-type="string">
            <text:p>Warhammer Quest Cursed C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Diregoyles</text:p>
          </table:table-cell>
          <table:table-cell table:style-name="ce2" office:value-type="string" calcext:value-type="string">
            <text:p>Objets</text:p>
          </table:table-cell>
          <table:table-cell table:number-columns-repeated="2" table:style-name="ce2" office:value-type="string" calcext:value-type="string">
            <text:p>Warhammer Quest Cursed C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erre tombale</text:p>
          </table:table-cell>
          <table:table-cell table:style-name="ce2" office:value-type="string" calcext:value-type="string">
            <text:p>Objets</text:p>
          </table:table-cell>
          <table:table-cell table:number-columns-repeated="2" table:style-name="ce2" office:value-type="string" calcext:value-type="string">
            <text:p>Warhammer Quest Cursed C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beau</text:p>
          </table:table-cell>
          <table:table-cell table:style-name="ce2" office:value-type="string" calcext:value-type="string">
            <text:p>Objets</text:p>
          </table:table-cell>
          <table:table-cell table:number-columns-repeated="2" table:style-name="ce2" office:value-type="string" calcext:value-type="string">
            <text:p>Warhammer Quest Cursed C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bbets</text:p>
          </table:table-cell>
          <table:table-cell table:style-name="ce2" office:value-type="string" calcext:value-type="string">
            <text:p>Objets</text:p>
          </table:table-cell>
          <table:table-cell table:number-columns-repeated="2" table:style-name="ce2" office:value-type="string" calcext:value-type="string">
            <text:p>Warhammer Quest Cursed C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eedfreak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1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1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1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1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1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1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kavenblight Scramblers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kavenblight Scramblers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kavenblight Scramblers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Dwarf Giants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Dwarf Giants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Dwarf Giants</text:p>
          </table:table-cell>
          <table:table-cell table:style-name="ce2" office:value-type="string" calcext:value-type="string">
            <text:p>Blood Bow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cargrag Snivell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cargrag Snivell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cargrag Snivell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The Doom Lord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The Doom Lord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The Doom Lord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The Elfheim Eagle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The Elfheim Eagle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The Elfheim Eagle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Necromantic Horror Blood Bowl Team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Necromantic Horror Blood Bowl Team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Necromantic Horror Blood Bowl Team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2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2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2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2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2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aison 02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Lizardmen Team Gwaka'moli Crater Gato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Lizardmen Team Gwaka'moli Crater Gato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Lizardmen Team Gwaka'moli Crater Gato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notling Blood Bowl Team The Mighty Crud-Creek Nosepick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notling Blood Bowl Team The Mighty Crud-Creek Nosepick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Snotling Blood Bowl Team The Mighty Crud-Creek Nosepick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on de tour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Khorne Blood Bowl Team The Skull-tribe Slaughter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ièce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Khorne Blood Bowl Team The Skull-tribe Slaughter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allon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Khorne Blood Bowl Team The Skull-tribe Slaughterers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Coffres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Dungeon Bowl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ortails</text:p>
          </table:table-cell>
          <table:table-cell office:value-type="string" calcext:value-type="string">
            <text:p>Objets</text:p>
          </table:table-cell>
          <table:table-cell table:style-name="ce2" office:value-type="string" calcext:value-type="string">
            <text:p>Dungeon Bowl</text:p>
          </table:table-cell>
          <table:table-cell table:style-name="ce2" office:value-type="string" calcext:value-type="string">
            <text:p>Blood Bow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écor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2" table:number-columns-repeated="6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Machine Terraformatric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g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liss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te Détruit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ocher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ête De Stat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ocher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rain De Donjon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gue-fosse et Pompe à Varanit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ucture de boi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hel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sserrelles de Boi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gment d'écluse modulair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ricades à Point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sserelles a Point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teform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ê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ur de Guet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g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fuge Cr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ê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teforme Fortifié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ênes Noueux Fortifié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igurines.A1:Figurines.K124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6T15:34:17.672070628</dc:date>
    <meta:editing-cycles>9</meta:editing-cycles>
    <meta:editing-duration>PT2H27M18S</meta:editing-duration>
    <meta:document-statistic meta:table-count="3" meta:cell-count="15202" meta:object-count="0"/>
  </office:meta>
</office:document-meta>
</file>